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27d" officeooo:paragraph-rsid="0004727d"/>
    </style:style>
    <style:style style:name="P2" style:family="paragraph" style:parent-style-name="Standard">
      <style:text-properties officeooo:rsid="0005e9d0" officeooo:paragraph-rsid="0005e9d0"/>
    </style:style>
    <style:style style:name="P3" style:family="paragraph" style:parent-style-name="Standard">
      <style:text-properties officeooo:rsid="0005e9d0" officeooo:paragraph-rsid="000961b3"/>
    </style:style>
    <style:style style:name="P4" style:family="paragraph" style:parent-style-name="Standard">
      <style:text-properties officeooo:rsid="00065937" officeooo:paragraph-rsid="00065937"/>
    </style:style>
    <style:style style:name="P5" style:family="paragraph" style:parent-style-name="Standard">
      <style:text-properties officeooo:rsid="0008c957" officeooo:paragraph-rsid="0008c957"/>
    </style:style>
    <style:style style:name="P6" style:family="paragraph" style:parent-style-name="Standard">
      <style:text-properties officeooo:rsid="0008c957" officeooo:paragraph-rsid="000961b3"/>
    </style:style>
    <style:style style:name="P7" style:family="paragraph" style:parent-style-name="Standard">
      <style:text-properties officeooo:rsid="000961b3" officeooo:paragraph-rsid="000961b3"/>
    </style:style>
    <style:style style:name="P8" style:family="paragraph" style:parent-style-name="Standard">
      <style:text-properties fo:font-variant="normal" fo:text-transform="none" fo:color="#232323" style:font-name="Open Sans" fo:font-size="10.5pt" fo:letter-spacing="normal" fo:font-style="normal" fo:font-weight="normal" officeooo:rsid="0008c957" officeooo:paragraph-rsid="0008c957"/>
    </style:style>
    <style:style style:name="P9" style:family="paragraph" style:parent-style-name="Standard">
      <style:text-properties fo:font-variant="normal" fo:text-transform="none" fo:color="#232323" style:font-name="Open Sans" fo:font-size="10.5pt" fo:letter-spacing="normal" fo:font-style="normal" fo:font-weight="normal" officeooo:rsid="000a8565" officeooo:paragraph-rsid="000a8565"/>
    </style:style>
    <style:style style:name="P10" style:family="paragraph" style:parent-style-name="Standard">
      <style:text-properties fo:font-weight="bold" officeooo:rsid="0008c957" officeooo:paragraph-rsid="0008c957" style:font-weight-asian="bold" style:font-weight-complex="bold"/>
    </style:style>
    <style:style style:name="P11" style:family="paragraph" style:parent-style-name="Standard">
      <style:text-properties fo:font-weight="bold" officeooo:rsid="0008c957" officeooo:paragraph-rsid="000961b3" style:font-weight-asian="bold" style:font-weight-complex="bold"/>
    </style:style>
    <style:style style:name="P12" style:family="paragraph" style:parent-style-name="Standard">
      <style:text-properties officeooo:rsid="000aba09" officeooo:paragraph-rsid="000aba09"/>
    </style:style>
    <style:style style:name="P13" style:family="paragraph" style:parent-style-name="Standard">
      <style:text-properties fo:font-weight="normal" officeooo:rsid="000b8375" officeooo:paragraph-rsid="000b8375" style:font-weight-asian="normal" style:font-weight-complex="normal"/>
    </style:style>
    <style:style style:name="P14" style:family="paragraph" style:parent-style-name="Standard">
      <style:text-properties officeooo:rsid="000bd629" officeooo:paragraph-rsid="000bd629"/>
    </style:style>
    <style:style style:name="P15" style:family="paragraph" style:parent-style-name="Standard">
      <style:text-properties officeooo:rsid="000dc2ee" officeooo:paragraph-rsid="000dc2ee"/>
    </style:style>
    <style:style style:name="T1" style:family="text">
      <style:text-properties officeooo:rsid="000961b3"/>
    </style:style>
    <style:style style:name="T2" style:family="text">
      <style:text-properties officeooo:rsid="000a85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8565" style:font-weight-asian="bold" style:font-weight-complex="bold"/>
    </style:style>
    <style:style style:name="T5" style:family="text">
      <style:text-properties fo:font-variant="normal" fo:text-transform="none" fo:color="#232323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232323" fo:letter-spacing="normal"/>
    </style:style>
    <style:style style:name="T7" style:family="text">
      <style:text-properties fo:font-variant="normal" fo:text-transform="none" fo:color="#000000" style:font-name="monospace" fo:font-size="9pt" fo:letter-spacing="normal" fo:font-style="normal" fo:font-weight="normal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s with lettuce harvesting (iceberg head lettuce)</text:p>
      <text:p text:style-name="P1"/>
      <text:p text:style-name="P1">-very sensitive to heat, can prevent the formation of tight heads </text:p>
      <text:p text:style-name="P1">-slug and snail damage can prevent head formation </text:p>
      <text:p text:style-name="P1">-very labour intensive, problems with sourcing labour </text:p>
      <text:p text:style-name="P1"/>
      <text:p text:style-name="P1"/>
      <text:p text:style-name="P1">Need for an automated system using computer vision </text:p>
      <text:p text:style-name="P1"/>
      <text:p text:style-name="P1">Aim: Build a deep learning CNN system using supervised learning to determine if initial lettuce heads are viable or not.</text:p>
      <text:p text:style-name="P1"/>
      <text:p text:style-name="P1">Initially a binary classification system, with yes/no </text:p>
      <text:p text:style-name="P1"/>
      <text:p text:style-name="P1"/>
      <text:p text:style-name="P2">Commands</text:p>
      <text:p text:style-name="P2"/>
      <text:p text:style-name="P2"><text:s/>./convert_imageset -encode_type jpg -resize_height 224 -resize_width 224 ~/Documents/Project/ data.txt Lettuce</text:p>
      <text:p text:style-name="P2"/>
      <text:p text:style-name="P4">git commit -asm"any message you may have"</text:p>
      <text:p text:style-name="P4">git push origin master</text:p>
      <text:p text:style-name="P1"/>
      <text:p text:style-name="P1"/>
      <text:p text:style-name="P4">gprename is for batch renaming.</text:p>
      <text:p text:style-name="P4"/>
      <text:p text:style-name="P14">./build/tools/caffe train –solver=build/tools/lettuce_solver.prototxt </text:p>
      <text:p text:style-name="P14">from caffe to start training </text:p>
      <text:p text:style-name="P4"/>
      <text:p text:style-name="P4"/>
      <text:p text:style-name="P5">Steps:</text:p>
      <text:p text:style-name="P5"/>
      <text:p text:style-name="P5"><text:span text:style-name="T4">1)</text:span><text:span text:style-name="T3">Data collection</text:span> </text:p>
      <text:p text:style-name="P5"/>
      <text:p text:style-name="P10"><text:span text:style-name="T2">2)</text:span>Data conversion</text:p>
      <text:p text:style-name="P5"/>
      <text:p text:style-name="P7">Create LMDB using convert_imageset</text:p>
      <text:p text:style-name="P3"><text:s/>./convert_imageset -encode_type jpg -resize_height 224 -resize_width 224 ~/<text:span text:style-name="T1">workspace</text:span>/<text:span text:style-name="T1">UROP</text:span>/ data.txt Lettuce</text:p>
      <text:p text:style-name="P7"/>
      <text:p text:style-name="P7"><text:s/>Need text file where each line is “[path/to/image.jpeg] [label]”</text:p>
      <text:p text:style-name="P5"/>
      <text:p text:style-name="P10"><text:span text:style-name="T2">3) </text:span>Define architecture</text:p>
      <text:p text:style-name="P8">To create a Caffe model you need to define the model architecture in a protocol buffer definition file (prototxt).</text:p>
      <text:p text:style-name="P8"/>
      <text:p text:style-name="P9">http://caffe.berkeleyvision.org/tutorial/layers.html</text:p>
      <text:p text:style-name="P5"/>
      <text:p text:style-name="P5"/>
      <text:p text:style-name="P10"><text:span text:style-name="T2">4) T</text:span>raining </text:p>
      <text:p text:style-name="P10"><text:span text:style-name="T2">5) E</text:span>xtracting features to get the class </text:p>
      <text:p text:style-name="P5"/>
      <text:p text:style-name="P5"/>
      <text:p text:style-name="P6"><text:soft-page-break/><text:span text:style-name="T1">Different operations in the architecture:</text:span></text:p>
      <text:p text:style-name="P12">http://ufldl.stanford.edu/tutorial/supervised/FeatureExtractionUsingConvolution/</text:p>
      <text:p text:style-name="P6"/>
      <text:p text:style-name="P11"><text:span text:style-name="T2">1) Convolution</text:span></text:p>
      <text:p text:style-name="P6"><text:span text:style-name="T5">The </text:span><text:span text:style-name="Source_20_Text"><text:span text:style-name="T7">Convolution</text:span></text:span><text:span text:style-name="T6"> </text:span><text:span text:style-name="T5">layer convolves the input image with a set of learnable filters, each producing one feature map in the output image.</text:span></text:p>
      <text:p text:style-name="P6"><text:span text:style-name="T5"/></text:p>
      <text:p text:style-name="P11"><text:span text:style-name="T2">2) Pooling </text:span></text:p>
      <text:p text:style-name="P11"><text:span text:style-name="T2">3) ReLU- Rectified Linear Unit</text:span></text:p>
      <text:p text:style-name="P13">element-wise operation, do operations in place in order to save memory </text:p>
      <text:p text:style-name="P11"><text:span text:style-name="T2">4) Softmax</text:span></text:p>
      <text:p text:style-name="P11"><text:span text:style-name="T2">5) Cross entropy</text:span></text:p>
      <text:p text:style-name="P6"/>
      <text:p text:style-name="P6"><text:span text:style-name="T1"><text:s/></text:span><text:s/></text:p>
      <text:p text:style-name="P15">Neural networks: </text:p>
      <text:p text:style-name="P15">http://engineering.flipboard.com/2015/05/scaling-convnets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0:28:34.455697454</meta:creation-date>
    <dc:date>2015-08-21T10:40:03.630721647</dc:date>
    <meta:editing-duration>P1DT17H40M56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2" meta:paragraph-count="37" meta:word-count="219" meta:character-count="1732" meta:non-whitespace-character-count="1531"/>
  </office:meta>
</office:document-meta>
</file>